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left" style:writing-mode="lr-tb"/>
    </style:style>
    <style:style style:name="Tableau1.A" style:family="table-column">
      <style:table-column-properties style:column-width="1.993cm"/>
    </style:style>
    <style:style style:name="Tableau1.B" style:family="table-column">
      <style:table-column-properties style:column-width="2.591cm"/>
    </style:style>
    <style:style style:name="Tableau1.C" style:family="table-column">
      <style:table-column-properties style:column-width="12.375cm"/>
    </style:style>
    <style:style style:name="Tableau1.1" style:family="table-row">
      <style:table-row-properties style:keep-together="true" fo:keep-together="auto"/>
    </style:style>
    <style:style style:name="Tableau1.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C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C2" style:family="table-cell">
      <style:table-cell-properties style:vertical-align="top" fo:padding-left="0.123cm" fo:padding-right="0.123cm" fo:padding-top="0cm" fo:padding-bottom="0cm" fo:border="0.018cm solid #000000" style:writing-mode="lr-tb"/>
    </style:style>
    <style:style style:name="Tableau2" style:family="table">
      <style:table-properties style:width="16.96cm" table:align="left" style:writing-mode="lr-tb"/>
    </style:style>
    <style:style style:name="Tableau2.A" style:family="table-column">
      <style:table-column-properties style:column-width="1.993cm"/>
    </style:style>
    <style:style style:name="Tableau2.B" style:family="table-column">
      <style:table-column-properties style:column-width="6.505cm"/>
    </style:style>
    <style:style style:name="Tableau2.C" style:family="table-column">
      <style:table-column-properties style:column-width="5.454cm"/>
    </style:style>
    <style:style style:name="Tableau2.D" style:family="table-column">
      <style:table-column-properties style:column-width="3.007cm"/>
    </style:style>
    <style:style style:name="Tableau2.1" style:family="table-row">
      <style:table-row-properties style:keep-together="true" fo:keep-together="auto"/>
    </style:style>
    <style:style style:name="Tableau2.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D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D2"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942cm" table:align="left" style:writing-mode="lr-tb"/>
    </style:style>
    <style:style style:name="Tableau3.A" style:family="table-column">
      <style:table-column-properties style:column-width="3.986cm"/>
    </style:style>
    <style:style style:name="Tableau3.B" style:family="table-column">
      <style:table-column-properties style:column-width="12.956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4cm" fo:border="none"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weight="bold" style:font-weight-asian="bold" style:font-weight-complex="bold"/>
    </style:style>
    <style:style style:name="P3" style:family="paragraph" style:parent-style-name="Header">
      <style:paragraph-properties style:snap-to-layout-grid="false"/>
    </style:style>
    <style:style style:name="P4" style:family="paragraph" style:parent-style-name="Header">
      <style:paragraph-properties fo:text-align="end" style:justify-single-word="false" style:snap-to-layout-grid="false"/>
    </style:style>
    <style:style style:name="P5" style:family="paragraph" style:parent-style-name="Header">
      <style:text-properties fo:language="en" fo:country="GB" style:language-asian="zxx" style:country-asian="none"/>
    </style:style>
    <style:style style:name="P6" style:family="paragraph" style:parent-style-name="Footer">
      <style:text-properties fo:language="en" fo:country="GB"/>
    </style:style>
    <style:style style:name="P7" style:family="paragraph" style:parent-style-name="Footer">
      <style:paragraph-properties fo:text-align="start" style:justify-single-word="false"/>
      <style:text-properties fo:language="en" fo:country="GB" style:language-asian="zxx" style:country-asian="none"/>
    </style:style>
    <style:style style:name="P8" style:family="paragraph" style:parent-style-name="Footer">
      <style:paragraph-properties fo:text-align="start" style:justify-single-word="false" style:snap-to-layout-grid="false"/>
    </style:style>
    <style:style style:name="P9" style:family="paragraph" style:parent-style-name="Footer">
      <style:paragraph-properties fo:text-align="end" style:justify-single-word="false" style:snap-to-layout-grid="false"/>
    </style:style>
    <style:style style:name="P10" style:family="paragraph" style:parent-style-name="Standard">
      <style:text-properties fo:language="en" fo:country="GB"/>
    </style:style>
    <style:style style:name="P11" style:family="paragraph" style:parent-style-name="Standard">
      <style:paragraph-properties>
        <style:tab-stops>
          <style:tab-stop style:position="1.058cm"/>
          <style:tab-stop style:position="16.983cm" style:type="right" style:leader-style="dotted" style:leader-text="."/>
        </style:tab-stops>
      </style:paragraph-properties>
      <style:text-properties fo:language="en" fo:country="GB"/>
    </style:style>
    <style:style style:name="P12" style:family="paragraph" style:parent-style-name="Standard">
      <style:paragraph-properties fo:text-align="center" style:justify-single-word="false" style:snap-to-layout-grid="false"/>
      <style:text-properties fo:language="en" fo:country="GB" fo:font-weight="bold" style:font-weight-asian="bold" style:font-weight-complex="bold"/>
    </style:style>
    <style:style style:name="P13" style:family="paragraph" style:parent-style-name="Standard">
      <style:paragraph-properties fo:text-align="start" style:justify-single-word="false" style:snap-to-layout-grid="false"/>
      <style:text-properties fo:language="en" fo:country="GB"/>
    </style:style>
    <style:style style:name="P14" style:family="paragraph" style:parent-style-name="Standard">
      <style:paragraph-properties fo:text-align="center" style:justify-single-word="false" style:snap-to-layout-grid="false"/>
      <style:text-properties fo:language="en" fo:country="GB"/>
    </style:style>
    <style:style style:name="P15" style:family="paragraph" style:parent-style-name="Standard">
      <style:paragraph-properties style:snap-to-layout-grid="false"/>
      <style:text-properties fo:language="en" fo:country="GB"/>
    </style:style>
    <style:style style:name="P16" style:family="paragraph" style:parent-style-name="Standard">
      <style:paragraph-properties style:snap-to-layout-gri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snap-to-layout-grid="false"/>
      <style:text-properties fo:font-weight="bold" style:font-weight-asian="bold" style:font-weight-complex="bold"/>
    </style:style>
    <style:style style:name="P19" style:family="paragraph" style:parent-style-name="Standard">
      <style:paragraph-properties style:snap-to-layout-grid="false"/>
      <style:text-properties fo:font-weight="bold" style:font-weight-asian="bold" style:font-weight-complex="bold"/>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First_20_line_20_indent">
      <style:text-properties style:font-name="Verdana1" style:font-name-asian="Times New Roman" style:font-name-complex="Times New Roman"/>
    </style:style>
    <style:style style:name="P23" style:family="paragraph" style:parent-style-name="First_20_line_20_indent" style:list-style-name="L1"/>
    <style:style style:name="P24" style:family="paragraph" style:parent-style-name="First_20_line_20_indent" style:list-style-name="L2"/>
    <style:style style:name="P25" style:family="paragraph" style:parent-style-name="First_20_line_20_indent" style:list-style-name="L3"/>
    <style:style style:name="P26" style:family="paragraph" style:parent-style-name="First_20_line_20_indent" style:list-style-name="L4"/>
    <style:style style:name="P27" style:family="paragraph" style:parent-style-name="First_20_line_20_indent" style:list-style-name="L5"/>
    <style:style style:name="P28" style:family="paragraph" style:parent-style-name="Standard" style:master-page-name="Standard">
      <style:paragraph-properties style:page-number="auto"/>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6"/>
    <style:style style:name="P32" style:family="paragraph" style:parent-style-name="Heading_20_1">
      <style:text-properties fo:language="en" fo:country="GB"/>
    </style:style>
    <style:style style:name="P33" style:family="paragraph" style:parent-style-name="Heading_20_2">
      <style:text-properties fo:language="en" fo:country="GB"/>
    </style:style>
    <style:style style:name="P34" style:family="paragraph">
      <style:paragraph-properties fo:text-align="center" style:writing-mode="lr-t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Verdana1"/>
    </style:style>
    <style:style style:name="T5" style:family="text">
      <style:text-properties style:font-name="Verdana1" style:font-name-asian="Times New Roman" style:font-name-complex="Times New Roman"/>
    </style:style>
    <style:style style:name="T6" style:family="text">
      <style:text-properties style:text-position="sub 58%"/>
    </style:style>
    <style:style style:name="T7" style:family="text">
      <style:text-properties style:text-position="sub 58%" style:font-name="Verdana1" style:font-name-asian="Times New Roman" style:font-name-complex="Times New Roman"/>
    </style:style>
    <style:style style:name="T8" style:family="text">
      <style:text-properties style:text-position="super 58%" style:font-name="Verdana1"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
      <text:p text:style-name="Standard"/>
      <text:p text:style-name="Standard"/>
      <text:p text:style-name="Standard"/>
      <text:h text:style-name="P32" text:outline-level="1">Document structure</text:h>
      <text:h text:style-name="P33" text:outline-level="2">Table of content</text:h>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0">0. Document structure<text:tab/>2</text:p>
          <text:p text:style-name="P21">0.1 Table of content<text:tab/>2</text:p>
          <text:p text:style-name="P21">0.2 Revision history<text:tab/>2</text:p>
          <text:p text:style-name="P21">0.3 References<text:tab/>2</text:p>
          <text:p text:style-name="P21">0.4 Glossary<text:tab/>2</text:p>
        </text:index-body>
      </text:table-of-content>
      <text:p text:style-name="P11"/>
      <text:h text:style-name="P33" text:outline-level="2">Revision history</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Version</text:p>
          </table:table-cell>
          <table:table-cell table:style-name="Tableau1.A1" office:value-type="string">
            <text:p text:style-name="P18">Date</text:p>
          </table:table-cell>
          <table:table-cell table:style-name="Tableau1.C1" office:value-type="string">
            <text:p text:style-name="P19">Modifications</text:p>
          </table:table-cell>
        </table:table-row>
        <table:table-row table:style-name="Tableau1.1">
          <table:table-cell table:style-name="Tableau1.A2" office:value-type="string">
            <text:p text:style-name="P17">1.0</text:p>
          </table:table-cell>
          <table:table-cell table:style-name="Tableau1.A2" office:value-type="string">
            <text:p text:style-name="P17"><text:creation-date style:data-style-name="N106">2015.09.07</text:creation-date></text:p>
          </table:table-cell>
          <table:table-cell table:style-name="Tableau1.C2" office:value-type="string">
            <text:p text:style-name="P16">Creation</text:p>
          </table:table-cell>
        </table:table-row>
        <table:table-row table:style-name="Tableau1.1">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6"/>
          </table:table-cell>
        </table:table-row>
      </table:table>
      <text:p text:style-name="Standard"/>
      <text:h text:style-name="P33" text:outline-level="2">References</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Number</text:p>
          </table:table-cell>
          <table:table-cell table:style-name="Tableau2.A1" office:value-type="string">
            <text:p text:style-name="P12">Title</text:p>
          </table:table-cell>
          <table:table-cell table:style-name="Tableau2.A1" office:value-type="string">
            <text:p text:style-name="P12">Origin/Reference</text:p>
          </table:table-cell>
          <table:table-cell table:style-name="Tableau2.D1" office:value-type="string">
            <text:p text:style-name="P12">Version/Date</text:p>
          </table:table-cell>
        </table:table-row>
        <table:table-row table:style-name="Tableau2.1">
          <table:table-cell table:style-name="Tableau2.A2" office:value-type="string">
            <text:p text:style-name="P12"/>
          </table:table-cell>
          <table:table-cell table:style-name="Tableau2.A2" office:value-type="string">
            <text:p text:style-name="P13"/>
          </table:table-cell>
          <table:table-cell table:style-name="Tableau2.A2" office:value-type="string">
            <text:p text:style-name="P13"/>
          </table:table-cell>
          <table:table-cell table:style-name="Tableau2.D2" office:value-type="string">
            <text:p text:style-name="P14"/>
          </table:table-cell>
        </table:table-row>
      </table:table>
      <text:p text:style-name="P10"/>
      <text:h text:style-name="P33" text:outline-level="2">Glossary</text:h>
      <table:table table:name="Tableau3" table:style-name="Tableau3">
        <table:table-column table:style-name="Tableau3.A"/>
        <table:table-column table:style-name="Tableau3.B"/>
        <table:table-row table:style-name="Tableau3.1">
          <table:table-cell table:style-name="Tableau3.A1" office:value-type="string">
            <text:p text:style-name="P16"><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
      <text:p text:style-name="P10"/>
      <text:p text:style-name="P10"/>
      <text:p text:style-name="P10"/>
      <text:h text:style-name="Heading_20_1" text:outline-level="1">Fonctionnalités</text:h>
      <text:p text:style-name="First_20_line_20_indent">Disposition générale :</text:p>
      <text:list xml:id="list43451548" text:style-name="L1">
        <text:list-item>
          <text:p text:style-name="P29">Pédales permanentes. Exemples :</text:p>
          <text:list>
            <text:list-item>
              <text:p text:style-name="P29">banque N</text:p>
            </text:list-item>
            <text:list-item>
              <text:p text:style-name="P29">banque suivante</text:p>
            </text:list-item>
            <text:list-item>
              <text:p text:style-name="P29">banque précédente</text:p>
            </text:list-item>
            <text:list-item>
              <text:p text:style-name="P29">preset { N, … }</text:p>
            </text:list-item>
            <text:list-item>
              <text:p text:style-name="P29">preset suivant</text:p>
            </text:list-item>
            <text:list-item>
              <text:p text:style-name="P29">preset précédent</text:p>
            </text:list-item>
            <text:list-item>
              <text:p text:style-name="P29">Toggle accordeur (effet global)</text:p>
            </text:list-item>
            <text:list-item>
              <text:p text:style-name="P29">Toggle effet { X, … }</text:p>
            </text:list-item>
            <text:list-item>
              <text:p text:style-name="P29">Event trigger</text:p>
            </text:list-item>
          </text:list>
        </text:list-item>
        <text:list-item>
          <text:p text:style-name="P23">Zone de banque</text:p>
        </text:list-item>
      </text:list>
      <text:p text:style-name="First_20_line_20_indent">Banque :</text:p>
      <text:list xml:id="list43455765" text:continue-numbering="true" text:style-name="L1">
        <text:list-item>
          <text:p text:style-name="P29">Pédales permanentes</text:p>
          <text:list>
            <text:list-item>
              <text:p text:style-name="P29">preset { N, … }</text:p>
            </text:list-item>
            <text:list-item>
              <text:p text:style-name="P29">preset suivant</text:p>
            </text:list-item>
            <text:list-item>
              <text:p text:style-name="P29">preset précédent</text:p>
            </text:list-item>
            <text:list-item>
              <text:p text:style-name="P29">Toggle accordeur</text:p>
            </text:list-item>
            <text:list-item>
              <text:p text:style-name="P29">Toggle effet { X, … }</text:p>
            </text:list-item>
            <text:list-item>
              <text:p text:style-name="P29">Event trigger</text:p>
            </text:list-item>
          </text:list>
        </text:list-item>
        <text:list-item>
          <text:p text:style-name="P23">Zone de preset</text:p>
        </text:list-item>
      </text:list>
      <text:p text:style-name="First_20_line_20_indent">Preset :</text:p>
      <text:list xml:id="list43455418" text:continue-numbering="true" text:style-name="L1">
        <text:list-item>
          <text:p text:style-name="P29">Assignation expression → effet X paramètre N</text:p>
        </text:list-item>
        <text:list-item>
          <text:p text:style-name="P29">Pédales contextuelles</text:p>
          <text:list>
            <text:list-item>
              <text:p text:style-name="P29">Effet X on/off</text:p>
            </text:list-item>
            <text:list-item>
              <text:p text:style-name="P29">Event trigger</text:p>
            </text:list-item>
            <text:list-item>
              <text:p text:style-name="P29">Paramètre binaire effet X paramètre N</text:p>
            </text:list-item>
          </text:list>
        </text:list-item>
      </text:list>
      <text:p text:style-name="First_20_line_20_indent"/>
      <text:p text:style-name="First_20_line_20_indent">Preset { N, … } : Sélection d’un preset donné ou cycle parmi une courte liste assignée à la pédale.</text:p>
      <text:p text:style-name="First_20_line_20_indent">Toggle effet { X, … } : on peut adresser l’effet X par un nom, qui est global à la disposition générale (ou à la banque courante ? À voir.) Au sein d’un preset, on peut assigner un nom à un effet particulier, ce qui permet de relier une pédale à n’importe quel effet de n’importe quel patch. Il peut y avoir plusieurs effets assignés à la pédale, et dans ce cas l’état bypass de chaque effet est inversé.</text:p>
      <text:p text:style-name="First_20_line_20_indent">On peut aussi simplement donner un type caractérisant l’effet à activer/désactiver. La pédale commande alors le premier effet de ce type trouvé dans la chaîne.</text:p>
      <text:p text:style-name="First_20_line_20_indent">Event trigger peut avoir différents usages : repérage du tempo, enregistrement, lecture ou arrêt d’une boucle, réinitialisation de la phase des LFOs, envoi de données sur le MIDI, etc.</text:p>
      <text:p text:style-name="First_20_line_20_indent"/>
      <text:h text:style-name="Heading_20_1" text:outline-level="1">Architecture</text:h>
      <text:h text:style-name="Heading_20_2" text:outline-level="2">Threading</text:h>
      <text:p text:style-name="First_20_line_20_indent">Trois threads :</text:p>
      <text:list xml:id="list43472898" text:style-name="L2">
        <text:list-item>
          <text:p text:style-name="P30">Thread user input</text:p>
        </text:list-item>
        <text:list-item>
          <text:p text:style-name="P30">Thread de commande, qui gère la structure du document et toutes ses modifications.</text:p>
          <text:list>
            <text:list-item>
              <text:p text:style-name="P30">Répond aussi vite que possible aux sollicitations utilisateur</text:p>
            </text:list-item>
            <text:list-item>
              <text:p text:style-name="P30">Prépare les données pour le thread audio</text:p>
            </text:list-item>
            <text:list-item>
              <text:p text:style-name="P30">Instancie, reconfigure et détruit les plug-ins.</text:p>
            </text:list-item>
          </text:list>
        </text:list-item>
        <text:list-item>
          <text:p text:style-name="P24">Thread audio, qui pourra éventuellement être multipliés pour profiter du multi-core.</text:p>
        </text:list-item>
      </text:list>
      <text:p text:style-name="First_20_line_20_indent">Il y a également des threads spécifiquement dédiés aux E/S.</text:p>
      <text:h text:style-name="Heading_20_2" text:outline-level="2">Gestion du document</text:h>
      <text:p text:style-name="First_20_line_20_indent">Le modèle est partagé entre le thread de commande et le thread audio.</text:p>
      <text:p text:style-name="First_20_line_20_indent">Toutes les actions passent par le thread de commande. Cependant, certains contrôleurs peuvent être envoyés directement au thread audio qui, en fonction de la configuration courante, peut mettre à jour instantanément sa copie personnelle des paramètres (hors modulation). C’est le cas par exemple de la fréquence de coupure de la wha.</text:p>
      <text:p text:style-name="First_20_line_20_indent">Les paramètres modifiés par le thread audio sont routés sur le thread de commande qui redispatche à tout le monde sauf l’audio et éventuellement enregistre les changements (en fonction du mode d’édition). On peut alors considérer que thread audio prend temporairement et localement le rôle de contrôleur au sens MVC, se substituant complètement à sa fonction de vue.</text:p>
      <text:p text:style-name="First_20_line_20_indent">Les deux threads disposent donc chacun d’une copie approximativement synchronisée des valeurs de tous les paramètres.</text:p>
      <text:h text:style-name="Heading_20_2" text:outline-level="2">Audio</text:h>
      <text:p text:style-name="First_20_line_20_indent">Tout ce qui concerne le traitement audio est précalculé par le thread de commande, dans la mesure du possible. En particulier : l’enchaînement des traitements, la répartition des buffers, les applications instantanées de presets, etc.</text:p>
      <text:h text:style-name="Heading_20_2" text:outline-level="2">Messages</text:h>
      <text:p text:style-name="First_20_line_20_indent">Messages thread de commande → thread audio :</text:p>
      <text:list xml:id="list43448070" text:style-name="L3">
        <text:list-item>
          <text:p text:style-name="P25">Nouveau bloc de contrôle</text:p>
        </text:list-item>
        <text:list-item>
          <text:p text:style-name="P25">Paramètre de plug-in</text:p>
        </text:list-item>
      </text:list>
      <text:p text:style-name="First_20_line_20_indent">Messages thread audio → thread de commande :</text:p>
      <text:list xml:id="list43444806" text:style-name="L4">
        <text:list-item>
          <text:p text:style-name="P26">Recyclage d’un bloc de contrôle</text:p>
        </text:list-item>
        <text:list-item>
          <text:p text:style-name="P26"><text:soft-page-break/>Paramètre de plug-in</text:p>
        </text:list-item>
      </text:list>
      <text:p text:style-name="First_20_line_20_indent"/>
      <text:h text:style-name="Heading_20_2" text:outline-level="2">Contrôleurs</text:h>
      <text:p text:style-name="First_20_line_20_indent"/>
      <text:p text:style-name="First_20_line_20_indent"/>
      <text:p text:style-name="First_20_line_20_indent"/>
      <text:h text:style-name="Heading_20_1" text:outline-level="1">Implémentation</text:h>
      <text:h text:style-name="Heading_20_1" text:outline-level="1">Idées</text:h>
      <text:h text:style-name="Heading_20_2" text:outline-level="2">Côté software</text:h>
      <text:p text:style-name="First_20_line_20_indent">Intégrer un mode looper, qu’on active avec une pédale et qui dévoile plusieurs autres pédales : rec, stop/play, clear, revert… Il doit être possible de placer le looper à n’importe quel point de la chaîne (ça peut être un slot).</text:p>
      <text:p text:style-name="First_20_line_20_indent">Intégrer un mode édition sans les mains, qui permette de naviguer uniquement avec les pédales et de régler les paramètres avec la pédale d'expression. Peut-être prévoir un affichage spécifique, présentant moins d’informations mais en plus gros.</text:p>
      <text:p text:style-name="First_20_line_20_indent">Sortir le son 100 % dry sur le canal droit.</text:p>
      <text:p text:style-name="First_20_line_20_indent">Mode tempo : les LED clignotent à un rythme déterminé. Utile ?</text:p>
      <text:h text:style-name="Heading_20_2" text:outline-level="2">Nouvelles versions de l’électronique</text:h>
      <text:h text:style-name="Heading_20_3" text:outline-level="3">Pédales d’expression supplémentaires</text:h>
      <text:p text:style-name="First_20_line_20_indent">Ajouter des pédales (par exemple jusqu'à 3). Il peut être utile d’avoir plusieurs pédales d’expression pour contrôler alternativement plusieurs paramètres dans un même patch, sans avoir à passer par les interrupteurs du pédalier. Il faudra sajouter des résistances 100 k<text:span text:style-name="T5">Ω ou</text:span> 1 M<text:span text:style-name="T5">Ω (valeur à tester) en pull-down sur les entrées de l’ADC, afin qu’aucune broche ne soit jamais complètement dans le vide et ne fasse antenne.</text:span></text:p>
      <text:p text:style-name="P22">Si on pose Ra la valeur du potentiomètre, Rb la valeur du pull-down et p la position du potentiomètre entre 0 et 1, on obtient le potentiel suivant à la borne du curseur : V = Vref <text:span text:style-name="T4">×</text:span> PontDiviseur (Ra <text:span text:style-name="T4">× </text:span>p // Rb, Ra <text:span text:style-name="T4">×</text:span> (1 – p)) = Vref <text:span text:style-name="T4">×</text:span> (1 – Ra <text:span text:style-name="T4">×</text:span> (1 – p) / (Ra <text:span text:style-name="T4">×</text:span> Rb <text:span text:style-name="T4">×</text:span> p / (Ra <text:span text:style-name="T4">×</text:span> p + Rb) + Ra <text:span text:style-name="T4">×</text:span> (1 – p))). Avec les valeurs prévues, la différence de course est négligeable.</text:p>
      <text:h text:style-name="Heading_20_3" text:outline-level="3">LED plus brillantes</text:h>
      <text:p text:style-name="First_20_line_20_indent">Avec amplification par transistor NPN BC547B. En faibles courants, VCE<text:span text:style-name="T6">SAT</text:span> &lt; 0,25 V et VBE<text:span text:style-name="T6">SAT</text:span> = 0,7 V. <text:span text:style-name="T5">β</text:span> = 200.</text:p>
      <text:p text:style-name="First_20_line_20_indent">LED choisies :</text:p>
      <text:list xml:id="list43453389" text:style-name="L5">
        <text:list-item>
          <text:p text:style-name="P27">Rouge, 180 mcd (20 mA, 1,95 V). R<text:span text:style-name="T6">R</text:span> = (V<text:span text:style-name="T6">ALIM</text:span> – VCE<text:span text:style-name="T6">SAT</text:span> – V<text:span text:style-name="T6">LED</text:span>) / I<text:span text:style-name="T6">C</text:span> = (3,3 – 0,25 – 1,95) / 0,020 = 55 <text:span text:style-name="T5">Ω. On arrondit à la valeur standardisée de 56 Ω.</text:span></text:p>
        </text:list-item>
        <text:list-item>
          <text:p text:style-name="P27">Verte, 150 mcd (20 mA, 2,1 V). Pour compenser la luminosité on déplace le point de fonctionnement : (24 mA, 2,15 V). R<text:span text:style-name="T6">G</text:span> = (V<text:span text:style-name="T6">ALIM</text:span> – VCE<text:span text:style-name="T6">SAT</text:span> – V<text:span text:style-name="T6">LED</text:span>) / I<text:span text:style-name="T6">C</text:span> = (3,3 – 0,25 – 2,15) / 0,024 = 37,5 <text:span text:style-name="T5">Ω. On arrondit à la valeur standardisée de 39 Ω.</text:span></text:p>
        </text:list-item>
      </text:list>
      <text:p text:style-name="First_20_line_20_indent"><text:span text:style-name="T5">Résistance de base : I</text:span><text:span text:style-name="T7">B</text:span><text:span text:style-name="T8">min</text:span><text:span text:style-name="T5"> = I</text:span><text:span text:style-name="T7">C</text:span><text:span text:style-name="T5"> / β = 0,024 / 200 = 0,12 mA. R</text:span><text:span text:style-name="T7">B</text:span><text:span text:style-name="T8">max</text:span><text:span text:style-name="T5"> = (V</text:span><text:span text:style-name="T7">HI</text:span><text:span text:style-name="T5"> - VBE</text:span><text:span text:style-name="T7">SAT</text:span><text:span text:style-name="T5">) / I</text:span><text:span text:style-name="T7">B</text:span><text:span text:style-name="T8">min</text:span><text:span text:style-name="T5"> = (3,3 – 0,7) / 0,00012 = 21666 Ω. Il faut un facteur 2 de sécurité, on choisit donc 10 kΩ.</text:span></text:p>
      <text:p text:style-name="First_20_line_20_indent"><text:span text:style-name="T5">Note importante : on utilise la broche d’alimentation 3,3 V. Or cette broche est comme le reste du GPIO, limitée à un total de 50 mA. On ne peut donc pas avoir plus de 2 LED allumées simultanément. Il reste alors au mieux 5 à 10 mA pour le reste du GPIO. Comme ces LED ne </text:span><text:soft-page-break/><text:span text:style-name="T5">sont pas allumées à fond simultanément (PWM), on peut essayer de répartir les phases actives pour donner de l’air au circuit.</text:span></text:p>
      <text:p text:style-name="P22">On pourrait aussi doubler les valeurs des résistances (120 et 82 Ω), ce qui devrait diviser par 2 le courant traversant les diodes. La luminosité résultante serait encore amplement suffisante.</text:p>
      <text:h text:style-name="Heading_20_3" text:outline-level="3">Codeurs incrémentaux</text:h>
      <text:p text:style-name="First_20_line_20_indent">Quatre par exemple, voire plus. Deux broches d’entrée par codeur sont nécessaires, ce qui nécessitera un extenseur de ports.</text:p>
      <text:h text:style-name="Heading_20_3" text:outline-level="3">Plusieurs cartes</text:h>
      <text:p text:style-name="First_20_line_20_indent">Diviser la carte principale en plusieurs morceaux. L’intérêt serait d’une part de simplifier les pistes et le soudage, et d’autre part de favoriser l’évolutivité et la modularité de l’ensemble. Par exemple :</text:p>
      <text:list xml:id="list43462866" text:style-name="L6">
        <text:list-item>
          <text:p text:style-name="P31">Carte de dispatching (connecteur Pi + connecteurs autres cartes) + ADC</text:p>
        </text:list-item>
        <text:list-item>
          <text:p text:style-name="P31">Carte LED</text:p>
        </text:list-item>
        <text:list-item>
          <text:p text:style-name="P31">Carte Pédales/boutons</text:p>
        </text:list-item>
        <text:list-item>
          <text:p text:style-name="P31">Carte codeurs incrémentaux</text:p>
        </text:list-item>
      </text:list>
      <text:h text:style-name="Heading_20_3" text:outline-level="3">Meilleur écran</text:h>
      <text:p text:style-name="First_20_line_20_indent">Idéalement <text:a xlink:type="simple" xlink:href="https://www.adafruit.com/products/2050">https://www.adafruit.com/products/2050</text:a> (8/16 broches) si dispo, mais on peut aussi utiliser <text:a xlink:type="simple" xlink:href="https://www.adafruit.com/products/358">https://www.adafruit.com/products/358</text:a> qu’on a déjà (8 voire 9 broches). On peut prévoir suffisamment de broches GPIO et un connecteur de départ adapté pour reporter la décision à n’importe quel moment.</text:p>
      <text:p text:style-name="First_20_line_20_indent">Finalement : on a pris un 12864ZW basé sur un contrôleur Sitronix 7920. L’écran a une grande surface d’affichage, un très bon contraste et une résolution de 128 <text:span text:style-name="T5">× </text:span>64. Le rétroéclairage consomme environ 60 mA en 5 V, ce qui est relativement important (0,3 W).</text:p>
      <text:h text:style-name="Heading_20_3" text:outline-level="3">Odroid C2</text:h>
      <text:p text:style-name="First_20_line_20_indent">Vérifier la compatiblité des broches GPIO.</text:p>
      <text:p text:style-name="First_20_line_20_indent"/>
      <text:p text:style-name="First_20_line_20_indent"/>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fr" fo:country="F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First_20_line_20_indent"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First_20_line_20_indent" style:default-outline-level="1" style:class="text">
      <style:paragraph-properties fo:margin-top="0.847cm" fo:margin-bottom="0.635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First_20_line_20_indent" style:default-outline-level="2" style:class="text">
      <style:paragraph-properties fo:margin-top="0.847cm" fo:margin-bottom="0.635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top="0.847cm" fo:margin-bottom="0.529cm" fo:keep-with-next="always"/>
      <style:text-properties style:font-name="Arial"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First_20_line_20_indent" style:default-outline-level="4" style:class="text">
      <style:paragraph-properties fo:margin-top="0.635cm" fo:margin-bottom="0.423cm" fo:keep-with-next="always"/>
      <style:text-properties style:font-name="Arial" fo:font-weight="bold" style:font-weight-asian="bold" style:font-size-complex="14pt" style:font-weight-complex="bold"/>
    </style:style>
    <style:style style:name="Heading_20_5" style:display-name="Heading 5" style:family="paragraph" style:parent-style-name="Standard" style:next-style-name="First_20_line_20_indent" style:default-outline-level="5" style:class="text">
      <style:paragraph-properties fo:margin-top="0.635cm" fo:margin-bottom="0.212cm" fo:keep-with-next="always"/>
      <style:text-properties style:font-name="Arial" style:font-size-complex="13pt" style:font-style-complex="italic" style:font-weight-complex="bold"/>
    </style:style>
    <style:style style:name="Heading_20_6" style:display-name="Heading 6" style:family="paragraph" style:parent-style-name="Standard" style:next-style-name="First_20_line_20_indent" style:default-outline-level="6" style:class="text">
      <style:paragraph-properties fo:margin-top="0.529cm" fo:margin-bottom="0.106cm" fo:keep-with-next="always"/>
      <style:text-properties style:font-name="Arial" style:font-size-complex="11pt" style:font-weight-complex="bold"/>
    </style:style>
    <style:style style:name="Règle" style:family="paragraph" style:parent-style-name="Standard">
      <style:paragraph-properties fo:margin-left="1cm" fo:margin-right="1cm" fo:text-indent="0cm" style:auto-text-indent="false" fo:background-color="#e6e6e6" fo:padding="0.035cm" fo:border="0.018cm solid #000000" fo:keep-with-next="always">
        <style:background-image/>
      </style:paragraph-properties>
    </style:style>
    <style:style style:name="Titre_20_de_20_remarque" style:display-name="Titre de remarque" style:family="paragraph" style:parent-style-name="Standard">
      <style:paragraph-properties fo:margin-top="0.423cm" fo:margin-bottom="0.212cm"/>
      <style:text-properties fo:font-variant="small-caps" style:font-name="Arial" style:text-underline-style="solid" style:text-underline-width="auto" style:text-underline-color="font-color" fo:font-weight="bold" style:font-weight-asian="bold"/>
    </style:style>
    <style:style style:name="Header" style:family="paragraph" style:parent-style-name="Standard" style:class="extra">
      <style:text-properties fo:color="#808080"/>
    </style:style>
    <style:style style:name="Footer" style:family="paragraph" style:parent-style-name="Standard" style:class="extra">
      <style:text-properties fo:color="#808080"/>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ext-properties style:font-style-complex="italic"/>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ext-properties style:font-size-complex="10.5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0" style:display-name="Heading 10" style:family="paragraph" style:parent-style-name="Heading" style:next-style-name="First_20_line_20_indent" style:default-outline-level="10"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First_20_line_20_indent"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First_20_line_20_indent"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First_20_line_20_indent" style:default-outline-level="9" style:class="text">
      <style:text-properties fo:font-size="75%" fo:font-weight="bold" style:font-size-asian="75%" style:font-weight-asian="bold" style:font-size-complex="75%"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olice_20_par_20_défaut" style:display-name="Police par défaut" style:family="text"/>
    <style:style style:name="Code" style:family="text" style:parent-style-name="Police_20_par_20_défaut">
      <style:text-properties style:font-name="Courier New" fo:font-size="10pt" fo:language="zu" fo:country="ZA" style:font-size-asian="10pt" style:language-asian="zxx" style:country-asian="none"/>
    </style:style>
    <style:style style:name="Fix_20_me" style:display-name="Fix me" style:family="text" style:parent-style-name="Police_20_par_20_défaut">
      <style:text-properties fo:color="#ff0000" fo:font-style="italic" style:font-style-asian="italic"/>
    </style:style>
    <style:style style:name="Texte_20_de_20_schéma" style:display-name="Texte de schéma" style:family="text" style:parent-style-name="Police_20_par_20_défaut">
      <style:text-properties style:font-name="Arial"/>
    </style:style>
    <style:style style:name="UI_20_element" style:display-name="UI element" style:family="text" style:parent-style-name="Police_20_par_20_défaut">
      <style:text-properties fo:font-variant="small-caps" fo:font-weight="bold" style:font-weight-asian="bold" style:font-weight-complex="bold"/>
    </style:style>
    <style:style style:name="Labelled_20_item" style:display-name="Labelled item" style:family="text" style:parent-style-name="Police_20_par_20_défaut">
      <style:text-properties fo:font-variant="small-caps" fo:font-weight="bold" style:font-weight-asian="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text:start-value="0">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text:list-tab-stop-position="2.54cm"/>
        </style:list-level-properties>
      </text:outline-level-style>
      <text:outline-level-style text:level="6" style:num-format="1" text:display-levels="6">
        <style:list-level-properties text:list-level-position-and-space-mode="label-alignment">
          <style:list-level-label-alignment text:label-followed-by="listtab" text:list-tab-stop-position="3.175cm"/>
        </style:list-level-properties>
      </text:outline-level-style>
      <text:outline-level-style text:level="7" style:num-format="1" text:display-levels="7">
        <style:list-level-properties text:list-level-position-and-space-mode="label-alignment">
          <style:list-level-label-alignment text:label-followed-by="listtab" text:list-tab-stop-position="3.175cm"/>
        </style:list-level-properties>
      </text:outline-level-style>
      <text:outline-level-style text:level="8" style:num-format="1" text:display-levels="8">
        <style:list-level-properties text:list-level-position-and-space-mode="label-alignment">
          <style:list-level-label-alignment text:label-followed-by="listtab" text:list-tab-stop-position="3.81cm"/>
        </style:list-level-properties>
      </text:outline-level-style>
      <text:outline-level-style text:level="9" style:num-format="1" text:display-levels="9">
        <style:list-level-properties text:list-level-position-and-space-mode="label-alignment">
          <style:list-level-label-alignment text:label-followed-by="listtab" text:list-tab-stop-position="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0">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6.942cm" table:align="left" style:writing-mode="lr-tb"/>
    </style:style>
    <style:style style:name="Tableau5.A" style:family="table-column">
      <style:table-column-properties style:column-width="1.595cm"/>
    </style:style>
    <style:style style:name="Tableau5.B" style:family="table-column">
      <style:table-column-properties style:column-width="10.788cm"/>
    </style:style>
    <style:style style:name="Tableau5.C" style:family="table-column">
      <style:table-column-properties style:column-width="4.56cm"/>
    </style:style>
    <style:style style:name="Tableau5.1" style:family="table-row">
      <style:table-row-properties style:min-row-height="0.953cm" style:keep-together="true" fo:keep-together="auto"/>
    </style:style>
    <style:style style:name="Tableau5.A1" style:family="table-cell">
      <style:table-cell-properties style:vertical-align="middle" fo:padding-left="0.123cm" fo:padding-right="0.123cm" fo:padding-top="0cm" fo:padding-bottom="0cm" fo:border="none" style:writing-mode="lr-tb"/>
    </style:style>
    <style:style style:name="Tableau5.B1" style:family="table-cell">
      <style:table-cell-properties style:vertical-align="top" fo:padding-left="0.123cm" fo:padding-right="0.123cm" fo:padding-top="0cm" fo:padding-bottom="0cm" fo:border="none" style:writing-mode="lr-tb"/>
    </style:style>
    <style:style style:name="Tableau5.2" style:family="table-row">
      <style:table-row-properties style:min-row-height="0.325cm" style:keep-together="true" fo:keep-together="auto"/>
    </style:style>
    <style:style style:name="Tableau4" style:family="table">
      <style:table-properties style:width="16.942cm" table:align="left" style:writing-mode="lr-tb"/>
    </style:style>
    <style:style style:name="Tableau4.A" style:family="table-column">
      <style:table-column-properties style:column-width="11.113cm"/>
    </style:style>
    <style:style style:name="Tableau4.B" style:family="table-column">
      <style:table-column-properties style:column-width="5.83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weight="bold" style:font-weight-asian="bold" style:font-weight-complex="bold"/>
    </style:style>
    <style:style style:name="MP3" style:family="paragraph" style:parent-style-name="Header">
      <style:paragraph-properties style:snap-to-layout-grid="false"/>
    </style:style>
    <style:style style:name="MP4" style:family="paragraph" style:parent-style-name="Header">
      <style:paragraph-properties fo:text-align="end" style:justify-single-word="false" style:snap-to-layout-grid="false"/>
    </style:style>
    <style:style style:name="MP5" style:family="paragraph" style:parent-style-name="Header">
      <style:text-properties fo:language="en" fo:country="GB" style:language-asian="zxx" style:country-asian="none"/>
    </style:style>
    <style:style style:name="MP6" style:family="paragraph">
      <style:paragraph-properties fo:text-align="center" style:writing-mode="lr-tb"/>
    </style:style>
    <style:style style:name="MP7" style:family="paragraph" style:parent-style-name="Footer">
      <style:paragraph-properties fo:text-align="start" style:justify-single-word="false"/>
      <style:text-properties fo:language="en" fo:country="GB" style:language-asian="zxx" style:country-asian="none"/>
    </style:style>
    <style:style style:name="MP8" style:family="paragraph" style:parent-style-name="Footer">
      <style:paragraph-properties fo:text-align="start" style:justify-single-word="false" style:snap-to-layout-grid="false"/>
    </style:style>
    <style:style style:name="MP9" style:family="paragraph" style:parent-style-name="Footer">
      <style:paragraph-properties fo:text-align="end" style:justify-single-word="false" style:snap-to-layout-grid="false"/>
    </style:style>
    <style:style style:name="MP10" style:family="paragraph" style:parent-style-name="Footer">
      <style:text-properties fo:language="en" fo:country="GB"/>
    </style:style>
    <style:style style:name="MT1" style:family="text">
      <style:text-properties fo:language="en" fo:country="GB"/>
    </style:style>
    <style:style style:name="MT2" style:family="text">
      <style:text-properties fo:language="en" fo:country="GB" fo:font-weight="bold" style:font-weight-asian="bold" style:font-weight-complex="bold"/>
    </style:style>
    <style:style style:name="MT3" style:family="text">
      <style:text-properties fo:font-weight="bold" style:font-weight-asian="bold" style:font-weight-complex="bold"/>
    </style:style>
    <style:style style:name="M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302cm" fo:margin-left="0cm" fo:margin-right="0cm" fo:margin-top="1.203cm" style:dynamic-spacing="true"/>
      </style:footer-style>
    </style:page-layout>
    <style:page-layout style:name="Mpm2">
      <style:page-layout-properties fo:page-width="21.001cm" fo:page-height="29.7cm" style:num-format="1" style:print-orientation="portrait" fo:margin-top="2.9cm" fo:margin-bottom="2.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text>.</number:text>
      <number:month number:style="long"/>
      <number:text>.</number:text>
      <number:day number:style="long"/>
    </number:date-style>
  </office:automatic-styles>
  <office:master-styles>
    <style:master-page style:name="Standard" style:page-layout-name="Mpm1">
      <style:header>
        <table:table table:name="Tableau5" table:style-name="Tableau5">
          <table:table-column table:style-name="Tableau5.A"/>
          <table:table-column table:style-name="Tableau5.B"/>
          <table:table-column table:style-name="Tableau5.C"/>
          <table:table-row table:style-name="Tableau5.1">
            <table:table-cell table:style-name="Tableau5.A1" table:number-rows-spanned="2" office:value-type="string">
              <text:p text:style-name="MP1"/>
            </table:table-cell>
            <table:table-cell table:style-name="Tableau5.B1" table:number-columns-spanned="2" office:value-type="string">
              <text:p text:style-name="MP2"><text:title>Title</text:title></text:p>
            </table:table-cell>
            <table:covered-table-cell/>
          </table:table-row>
          <table:table-row table:style-name="Tableau5.2">
            <table:covered-table-cell/>
            <table:table-cell table:style-name="Tableau5.B1" office:value-type="string">
              <text:p text:style-name="MP3"><text:span text:style-name="MT1">Ref: </text:span><text:span text:style-name="MT2"><text:user-defined text:name="Référence">-</text:user-defined></text:span></text:p>
            </table:table-cell>
            <table:table-cell table:style-name="Tableau5.B1" office:value-type="string">
              <text:p text:style-name="MP4"><text:span text:style-name="MT1">v</text:span><text:span text:style-name="MT3"><text:user-defined text:name="Version">1.0</text:user-defined></text:span><text:span text:style-name="MT1"> – </text:span><text:span text:style-name="MT3"><text:modification-date style:data-style-name="N106">2016.05.24</text:modification-date></text:span></text:p>
            </table:table-cell>
          </table:table-row>
        </table:table>
        <text:p text:style-name="MP5"><draw:line text:anchor-type="char" draw:z-index="7" draw:style-name="Mgr1" draw:text-style-name="MP6" svg:x1="0cm" svg:y1="0.072cm" svg:x2="16.942cm" svg:y2="0.072cm"><text:p/></draw:line></text:p>
      </style:header>
      <style:footer>
        <text:p text:style-name="MP7"><draw:line text:anchor-type="char" draw:z-index="15" draw:style-name="Mgr1" draw:text-style-name="MP6" svg:x1="0cm" svg:y1="0.201cm" svg:x2="16.942cm" svg:y2="0.201cm"><text:p/></draw:line></text:p>
        <table:table table:name="Tableau4" table:style-name="Tableau4">
          <table:table-column table:style-name="Tableau4.A"/>
          <table:table-column table:style-name="Tableau4.B"/>
          <table:table-row table:style-name="Tableau4.1">
            <table:table-cell table:style-name="Tableau4.A1" office:value-type="string">
              <text:p text:style-name="MP8"><text:span text:style-name="MT1">Copyright 2002 – </text:span><text:span text:style-name="MT1"><text:user-defined text:name="Company"/></text:span></text:p>
            </table:table-cell>
            <table:table-cell table:style-name="Tableau4.A1" office:value-type="string">
              <text:p text:style-name="MP9"><text:span text:style-name="MT1">Page </text:span><text:span text:style-name="MT2"><text:page-number text:select-page="current">8</text:page-number></text:span><text:span text:style-name="MT1"> / </text:span><text:span text:style-name="MT2"><text:page-count style:num-format="1">8</text:page-count></text:span></text:p>
            </table:table-cell>
          </table:table-row>
        </table:table>
        <text:p text:style-name="MP10"/>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le</dc:title>
    <meta:creation-date>2015-09-07T09:16:22.21</meta:creation-date>
    <meta:editing-cycles>235</meta:editing-cycles>
    <meta:editing-duration>PT297H02M18S</meta:editing-duration>
    <meta:generator>OpenOffice.org/3.2$Win32 OpenOffice.org_project/320m12$Build-9483</meta:generator>
    <dc:date>2016-05-24T23:29:01.65</dc:date>
    <meta:document-statistic meta:table-count="5" meta:image-count="0" meta:object-count="0" meta:page-count="8" meta:paragraph-count="114" meta:word-count="1322" meta:character-count="7428"/>
    <meta:user-defined meta:name="Référence">-</meta:user-defined>
    <meta:user-defined meta:name="Version">1.0</meta:user-defined>
  </office:meta>
</office:document-meta>
</file>